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officeooo:rsid="000c9791" officeooo:paragraph-rsid="000c9791" style:font-size-asian="10.5pt"/>
    </style:style>
    <style:style style:name="P2" style:family="paragraph" style:parent-style-name="Standard">
      <style:paragraph-properties fo:text-align="justify" style:justify-single-word="false"/>
      <style:text-properties fo:language="fr" fo:country="FR" officeooo:rsid="000ea4b5" officeooo:paragraph-rsid="000ea4b5" style:font-size-asian="10.5pt"/>
    </style:style>
    <style:style style:name="P3" style:family="paragraph" style:parent-style-name="Standard">
      <style:paragraph-properties fo:text-align="justify" style:justify-single-word="false"/>
      <style:text-properties fo:language="fr" fo:country="FR" officeooo:rsid="00112e76" officeooo:paragraph-rsid="00112e76" style:font-size-asian="10.5pt"/>
    </style:style>
    <style:style style:name="P4" style:family="paragraph" style:parent-style-name="Standard">
      <style:paragraph-properties fo:text-align="justify" style:justify-single-word="false"/>
      <style:text-properties fo:language="fr" fo:country="FR" officeooo:rsid="0011f84d" officeooo:paragraph-rsid="0011f84d" style:font-size-asian="10.5pt"/>
    </style:style>
    <style:style style:name="P5" style:family="paragraph" style:parent-style-name="Standard">
      <style:paragraph-properties fo:text-align="justify" style:justify-single-word="false"/>
      <style:text-properties fo:language="fr" fo:country="FR" officeooo:rsid="0011f84d" officeooo:paragraph-rsid="0018cca2" style:font-size-asian="10.5pt"/>
    </style:style>
    <style:style style:name="P6" style:family="paragraph" style:parent-style-name="Standard">
      <style:paragraph-properties fo:text-align="justify" style:justify-single-word="false"/>
      <style:text-properties fo:language="fr" fo:country="FR" officeooo:rsid="00124c94" officeooo:paragraph-rsid="00124c94" style:font-size-asian="10.5pt"/>
    </style:style>
    <style:style style:name="P7" style:family="paragraph" style:parent-style-name="Standard">
      <style:paragraph-properties fo:text-align="justify" style:justify-single-word="false"/>
      <style:text-properties fo:language="fr" fo:country="FR" officeooo:rsid="001514d6" officeooo:paragraph-rsid="001514d6" style:font-size-asian="10.5pt"/>
    </style:style>
    <style:style style:name="P8" style:family="paragraph" style:parent-style-name="Standard">
      <style:paragraph-properties fo:text-align="justify" style:justify-single-word="false"/>
      <style:text-properties fo:language="fr" fo:country="FR" officeooo:rsid="001514d6" officeooo:paragraph-rsid="0015e885" style:font-size-asian="10.5pt"/>
    </style:style>
    <style:style style:name="P9" style:family="paragraph" style:parent-style-name="Standard">
      <style:paragraph-properties fo:text-align="justify" style:justify-single-word="false"/>
      <style:text-properties fo:language="fr" fo:country="FR" officeooo:rsid="0018cca2" officeooo:paragraph-rsid="0018cca2" style:font-size-asian="10.5pt"/>
    </style:style>
    <style:style style:name="P10" style:family="paragraph" style:parent-style-name="Standard">
      <style:paragraph-properties fo:text-align="justify" style:justify-single-word="false"/>
      <style:text-properties fo:language="fr" fo:country="FR" officeooo:rsid="001e22a4" officeooo:paragraph-rsid="001e22a4" style:font-size-asian="10.5pt"/>
    </style:style>
    <style:style style:name="P11" style:family="paragraph" style:parent-style-name="Standard">
      <style:paragraph-properties fo:text-align="justify" style:justify-single-word="false"/>
      <style:text-properties fo:language="fr" fo:country="FR" officeooo:rsid="001eb19d" officeooo:paragraph-rsid="001eb19d" style:font-size-asian="10.5pt"/>
    </style:style>
    <style:style style:name="P12" style:family="paragraph" style:parent-style-name="Standard">
      <style:paragraph-properties fo:text-align="justify" style:justify-single-word="false"/>
      <style:text-properties fo:language="fr" fo:country="FR" officeooo:rsid="001f0bad" officeooo:paragraph-rsid="001f0bad" style:font-size-asian="10.5pt"/>
    </style:style>
    <style:style style:name="P13" style:family="paragraph" style:parent-style-name="Standard">
      <style:paragraph-properties fo:text-align="justify" style:justify-single-word="false"/>
      <style:text-properties fo:language="fr" fo:country="FR" officeooo:rsid="001f8575" officeooo:paragraph-rsid="001f8575" style:font-size-asian="10.5pt"/>
    </style:style>
    <style:style style:name="P14" style:family="paragraph" style:parent-style-name="Standard">
      <style:paragraph-properties fo:text-align="justify" style:justify-single-word="false"/>
      <style:text-properties fo:language="fr" fo:country="FR" officeooo:paragraph-rsid="0015e885"/>
    </style:style>
    <style:style style:name="P15" style:family="paragraph" style:parent-style-name="Standard">
      <style:paragraph-properties fo:text-align="justify" style:justify-single-word="false"/>
      <style:text-properties fo:font-size="20pt" fo:language="fr" fo:country="FR" style:text-underline-style="solid" style:text-underline-width="auto" style:text-underline-color="font-color" officeooo:paragraph-rsid="0015e885" style:font-size-asian="20pt" style:font-size-complex="20pt"/>
    </style:style>
    <style:style style:name="P16" style:family="paragraph" style:parent-style-name="Standard">
      <style:paragraph-properties fo:margin-left="0.25in" fo:margin-right="0in" fo:text-align="justify" style:justify-single-word="false" fo:text-indent="0in" style:auto-text-indent="false"/>
      <style:text-properties fo:language="fr" fo:country="FR" officeooo:paragraph-rsid="0015e885"/>
    </style:style>
    <style:style style:name="P17" style:family="paragraph" style:parent-style-name="List_20_Paragraph">
      <style:paragraph-properties fo:margin-left="0.5in" fo:margin-right="0in" fo:text-align="justify" style:justify-single-word="false" fo:text-indent="0in" style:auto-text-indent="false"/>
      <style:text-properties fo:language="fr" fo:country="FR" officeooo:paragraph-rsid="0015e885"/>
    </style:style>
    <style:style style:name="P18" style:family="paragraph" style:parent-style-name="List_20_Paragraph" style:list-style-name="WWNum1">
      <style:paragraph-properties fo:text-align="justify" style:justify-single-word="false"/>
      <style:text-properties fo:language="fr" fo:country="FR" officeooo:paragraph-rsid="0015e885"/>
    </style:style>
    <style:style style:name="T1" style:family="text">
      <style:text-properties officeooo:rsid="000dc272"/>
    </style:style>
    <style:style style:name="T2" style:family="text">
      <style:text-properties officeooo:rsid="0010275f"/>
    </style:style>
    <style:style style:name="T3" style:family="text">
      <style:text-properties officeooo:rsid="0011f84d"/>
    </style:style>
    <style:style style:name="T4" style:family="text">
      <style:text-properties officeooo:rsid="00124c94"/>
    </style:style>
    <style:style style:name="T5" style:family="text">
      <style:text-properties officeooo:rsid="0012face"/>
    </style:style>
    <style:style style:name="T6" style:family="text">
      <style:text-properties officeooo:rsid="0015e885"/>
    </style:style>
    <style:style style:name="T7" style:family="text">
      <style:text-properties fo:font-weight="bold" style:font-weight-asian="bold"/>
    </style:style>
    <style:style style:name="T8" style:family="text">
      <style:text-properties officeooo:rsid="00179496"/>
    </style:style>
    <style:style style:name="T9" style:family="text">
      <style:text-properties officeooo:rsid="0018cca2"/>
    </style:style>
    <style:style style:name="T10" style:family="text">
      <style:text-properties officeooo:rsid="0011f84d" fo:background-color="#ffff00" loext:char-shading-value="0"/>
    </style:style>
    <style:style style:name="T11" style:family="text">
      <style:text-properties officeooo:rsid="00124c94" fo:background-color="#ffff00" loext:char-shading-value="0"/>
    </style:style>
    <style:style style:name="T12" style:family="text">
      <style:text-properties officeooo:rsid="001a8164"/>
    </style:style>
    <style:style style:name="T13" style:family="text">
      <style:text-properties officeooo:rsid="001c2593"/>
    </style:style>
    <style:style style:name="T14" style:family="text">
      <style:text-properties officeooo:rsid="001eb19d"/>
    </style:style>
    <style:style style:name="T15" style:family="text">
      <style:text-properties officeooo:rsid="001f0bad"/>
    </style:style>
    <style:style style:name="T16" style:family="text">
      <style:text-properties officeooo:rsid="001f85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de validation</text:p>
      <text:p text:style-name="P1"/>
      <text:p text:style-name="P1"><text:tab/><text:span text:style-name="T1">La phase de test est une étape essentielle que ce soit pour vérifier les spécificités ou pour aider à la conception même du compilateur. C’est pour cela que nous avons jugé important d’accorder une part non-négligeable de nos ressources à l’écriture des tests et de scripts pour automatiser cette phase de test. </text:span></text:p>
      <text:p text:style-name="P1"/>
      <text:p text:style-name="P2">Descriptif des tests : </text:p>
      <text:p text:style-name="P2"/>
      <text:p text:style-name="P2"><text:tab/>Nous avons principalement fait des tests systèmes à l’aide de programmes deca. Nous avons choisi de ne pas nous lancer dans l’écriture de tests unitaires qui sont plus longs à écrire et qui devaient être changés à <text:s/>chaque modification du code. </text:p>
      <text:p text:style-name="P2"><text:tab/><text:span text:style-name="T8">Durant les premiers jours du projet, </text:span>nous avons écrit des tests <text:span text:style-name="T8">White-box</text:span> pour trouver <text:span text:style-name="T8">des erreurs</text:span> et vérifier les propriétés de notre compilateur.<text:span text:style-name="T2"> Suite au </text:span>rendu intermédiaire, nous avons <text:span text:style-name="T2"><text:s/>pris conscience de l’importance d’écrire des tests au préalable et de type Black-box, basés sur la spécification, afin de nous quider dans nos choix de conception. Nous avons aussi mis en place, grâce aux scripts, un système de tests de non-régression qui sera détaillé plus en détail dans la section <text:s text:c="2"/>fonctionnement des scripts. Nous <text:s/>avons respecté la nomenclature imposée et le responsable des tests était chargé de l’homogéneisation des tests et de la conception de l’automatisation de ceux-ci. Par homogéneisation des tests, nous entendons une brève description de celui-ci en début de fichier ainsi que le résultat attendu. </text:span></text:p>
      <text:p text:style-name="P2"/>
      <text:p text:style-name="P3">Partie A :</text:p>
      <text:p text:style-name="P3"><text:tab/><text:tab/><text:span text:style-name="T9">Nous avons utilisé <text:s/>principalement des </text:span><text:s/>tests boîtes blanches <text:span text:style-name="T3">pour vérifier le bon fonctionnement du parser. </text:span><text:span text:style-name="T10">Une part importante de tests invalides pour repérer que les messages d’erreurs étaient conformes à ce qui était attendu et que l’outil d’analyse lexicale et syntaxique repérait bien les caractères interdit selon ses spécifications. </text:span><text:span text:style-name="T3">Pour lancer ces tests, le script stage_A.sh permettait de vérifier que les tests censés levés une erreur le font bien. De plus, en vérifiant manuellement une première fois que le résultat des tests valides était celui attendu, nous créions une référence qui permettait d’inclure dans le script une phase de comparaison entre le résultat et la référence. Cela nous permettait de vérifier la non-régression de notre compilateur au cours de la modification du code. Les tests destinés à la partie objet étaient mis dans un dossier testObjet pour permettre de lancer les scripts indépendamment sur la partie sans ou avec objet.</text:span></text:p>
      <text:p text:style-name="P3"/>
      <text:p text:style-name="P4">Partie B : </text:p>
      <text:p text:style-name="P5"><text:tab/><text:tab/><text:span text:style-name="T12">Nous avons effectués beaucoup </text:span>de tests boîtes blanches, écris après l’implémentation du code, mais aussi des tests boîtes noires écrit à partir des spécifications adaptés à une règle spécifique<text:span text:style-name="T5">(principalement les tests invalides)</text:span>. <text:span text:style-name="T4">L’outil Cobertura a aussi eu son rôle a jouer, et nous a permis de visualiser rapidement quelles parties du code n’étaient pas couvertes par les tests. Dans cette partie, nous avons aussi utiliser le système de références évoquer précedemment pour la partie A qui </text:span><text:span text:style-name="T11">permet de vérifier que les modifications apportées au code ne changeaient pas les résultats des tests fonctionnels auparavant.</text:span><text:span text:style-name="T4"> C’est principalement ceux qui ont implémentés la partie B qui ont écrit les tests de cette partie. </text:span></text:p>
      <text:p text:style-name="P9">Pour cette partie, les tests ont été classés dans une arborescence de répertoires légérement différente que pour la partie A. En effet, en plus des répertoires avec et sans objets, d’autres sous-rép<text:span text:style-name="T13">e</text:span>rtoires ont été cré<text:span text:style-name="T13">é</text:span>s. Par exemple, il existe un répertoire methods et un répertoire fields qui permettent de tester certaines propriétés spécifiques de la vérification contextuelle.</text:p>
      <text:p text:style-name="P4"/>
      <text:p text:style-name="P6">Partie C : </text:p>
      <text:p text:style-name="P6"><text:tab/><text:tab/><text:span text:style-name="T5">L’ écriture des tests pour cette dernière partie a été un peu différente puisque comme pour les parties précédentes ceux qui implémentaient la génération de code faisaient des tests pour tester des fonctionnalités ou des points sensibles qui pouvaient posés problèmes. Mais d’autres </text:span><text:soft-page-break/><text:span text:style-name="T5">membres de l’équipe, lorsqu’ils avaient bien avancés leur partie notamment, ont écris de nombreux tests boîtes noires pour complétér la base de test. Au niveau de la vérification du bon fonctionnement du compilateur sur un test, on vérifiait que la compilation s’effectuait sans problèmes puis que l’interprétation par la machine ima ne levait pas d’erreur et enfin nous regardions le code assembleur pour être sur que c’était bien celui que l’on attendait. Pour faciliter la phase de test nous nous étions mis d’accord pour mettre en en-tête de chaque test un descriptif rapide avec le résultat attendu. Cela permettait de vérifier rapidement que même après une modification du code le compilateur fonctionnait toujours sur des tests déjà réussis.</text:span></text:p>
      <text:p text:style-name="P6"/>
      <text:p text:style-name="P6"/>
      <text:p text:style-name="P7">Les scripts de test :</text:p>
      <text:p text:style-name="P7"/>
      <text:p text:style-name="P7"><text:tab/>Plusieurs moyens sont possibles pour lancer les tests pour permettre selon l’objectif souhaité d’<text:span text:style-name="T6">effectué un t</text:span>est adapté. Pour chaque partie un script de test permet de lancer le test correspondant(test_synt, test_context, decac) sur la base de test appropriée. Il est possible, en vérifiant manuellement que notre compilateur <text:span text:style-name="T6">donne</text:span> bien le résultat attendu, de créer une référence pour permettre <text:span text:style-name="T6">de mettre en place des oracles avec les scripts, technique très utile pour des tests de non-régression. En plus de pouvoir lancer séparemment ces scripts ils ont été intégrés à l’outil maven, il est donc possible à l’aide de la commande mvn test (après avoir fait mvn test-compile) de lancer tous les scripts à la suite. Nous lancions cette commande avant chaque rendu et vérifions que tous les tests étaient rangés convenablemen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15">Gestions des risques et des rendus </text:p>
      <text:p text:style-name="P14"/>
      <text:p text:style-name="P14"><text:tab/>Suite au rendu intermédiaire de ce 22 janvier dernier, nous avons pu identifier plusieurs risques qui peuvent intervenir dans cette situation, c’est-à-dire lors d’un rendu client. Pour chacun de ces risques, chaque membre de l’équipe a proposé une solution ou une attitude a adopté en conséquence. Nous avons ensuite décidé ensemble la solution qui serait adoptée si la situation se présentait. </text:p>
      <text:p text:style-name="P14">Les risques et les solutions sont les suivants : </text:p>
      <text:p text:style-name="P14"><text:tab/></text:p>
      <text:list xml:id="list2032767492582330148" text:style-name="WWNum1">
        <text:list-item>
          <text:p text:style-name="P18">Se rendre compte d’un défaut du rendu quelques minutes avant le rendez-vous le client.</text:p>
        </text:list-item>
      </text:list>
      <text:p text:style-name="P14"><text:span text:style-name="T7">Solution</text:span> : Préalablement, effectuer une grande batterie de tests afin d’éviter toute surprise dans les heures précédant l’heure de rendu. L’utilisation de Cobertura est ici fondamentale. </text:p>
      <text:p text:style-name="P14">Plus généralement, éviter les grosses modifications de « dernière minute », qui pourrait causer plus de problème qu’en résoudre, ou si nécessaire créer de nouvelles branches dans le git afin de pouvoir revenir en arrière rapidement.</text:p>
      <text:p text:style-name="P14"/>
      <text:list xml:id="list165934416157679" text:continue-numbering="true" text:style-name="WWNum1">
        <text:list-item>
          <text:p text:style-name="P18">Une erreur est survenue, et le produit rendu au client n’est pas celui voulu. </text:p>
        </text:list-item>
      </text:list>
      <text:p text:style-name="P14"><text:span text:style-name="T7">Solution</text:span> : Avant de rendre le produit au client, un membre de l’équipe récupère le projet entier déposé sur le git, relance une batterie de tests depuis ce rendu, et vérifie le bon fonctionnement de celui-ci. </text:p>
      <text:p text:style-name="P14"/>
      <text:list xml:id="list165934387350274" text:continue-numbering="true" text:style-name="WWNum1">
        <text:list-item>
          <text:p text:style-name="P18">Se rendre compte qu’un membre de l’équipe n’a pas effectué le travail prévu. </text:p>
        </text:list-item>
      </text:list>
      <text:p text:style-name="P14"><text:span text:style-name="T7">Solution</text:span> : communiquer tout au long du projet et ne pas hésiter à demander de l’aide à l’équipe. </text:p>
      <text:p text:style-name="P14"/>
      <text:list xml:id="list165935915165061" text:continue-numbering="true" text:style-name="WWNum1">
        <text:list-item>
          <text:p text:style-name="P18">Un membre de l’équipe n’est plus disponible, mais personne d’autre n’est formé pour le remplacer. </text:p>
        </text:list-item>
      </text:list>
      <text:p text:style-name="P14"><text:span text:style-name="T7">Solution </text:span>: Pour fournir au client le produit désiré en temps et en heures, il est important que chaque membre de l’équipe prévienne au plus tôt de son indisponibilité, afin que l’équipe ait le temps nécessaire pour se réorganiser dans les meilleurs délais. </text:p>
      <text:p text:style-name="P14"/>
      <text:p text:style-name="P17"/>
      <text:list xml:id="list165933945493868" text:continue-numbering="true" text:style-name="WWNum1">
        <text:list-item>
          <text:p text:style-name="P18">Le produit rendu n’est pas conforme au cahier des charges </text:p>
        </text:list-item>
      </text:list>
      <text:p text:style-name="P14"><text:span text:style-name="T7">Solution</text:span> : Dans notre cas, relire la spécification et vérifier que tous les fichiers soient placés dans les répertoires demandés. Mais aussi vérifier que les tests sont corrects, c’est-à-dire qu’ils permettent réellement de tester le bon fonctionnement du produit. Pour cela, un membre est désigné pour la vérification, l’homogénéisation et l’automatisation de tous les tests.</text:p>
      <text:p text:style-name="P14"/>
      <text:list xml:id="list165935380965278" text:continue-numbering="true" text:style-name="WWNum1">
        <text:list-item>
          <text:p text:style-name="P18">L’équipe s’est trompée dans la deadline, et le produit n’est pas livrable à la date demandée.</text:p>
        </text:list-item>
      </text:list>
      <text:p text:style-name="P16"><text:span text:style-name="T7">Solution</text:span> : Un membre de l’équipe est chargé de tenir un planning ou Trello, et de rappeler au reste de l’équipe les deadlines à respecter.</text:p>
      <text:p text:style-name="P8"/>
      <text:p text:style-name="P8"/>
      <text:p text:style-name="P8"/>
      <text:p text:style-name="P8"/>
      <text:p text:style-name="P8"/>
      <text:p text:style-name="P8"/>
      <text:p text:style-name="P10"><text:soft-page-break/>Résultats de Cobertura :</text:p>
      <text:p text:style-name="P10"/>
      <text:p text:style-name="P10"><text:tab/>Nous avons, pour nous aider dans la conception de notre base de test, utilisé l’outil Cobertura qui permet de voir les parties de codes qui ne sont pas parcourus par nos tests. </text:p>
      <text:p text:style-name="P10"/>
      <text:p text:style-name="P10">Voici <text:span text:style-name="T14">le résultat global de Cobertura lorsqu’on le lance avec tous nos scripts :</text:span></text:p>
      <text:p text:style-name="P10"/>
      <text:p text:style-name="P11">screen all</text:p>
      <text:p text:style-name="P11"/>
      <text:p text:style-name="P11"/>
      <text:p text:style-name="P11">C’est normal que certaines parties du code ne soient pas parcourues lors de nos tests notamment <text:span text:style-name="T15">les lignes correspondantes à certaines options qui ont été testées séparemment, ou l’instruction de pseudocode DEL qui n’est pas utilisé par notre compilateur :</text:span></text:p>
      <text:p text:style-name="P11"/>
      <text:p text:style-name="P12">screens options non parcourues</text:p>
      <text:p text:style-name="P12"/>
      <text:p text:style-name="P12"/>
      <text:p text:style-name="P12">C’est aussi le cas pour des instructions comme readInt et readFloat qui ne sont pas testés par les scripts automatisés</text:p>
      <text:p text:style-name="P12"/>
      <text:p text:style-name="P12"/>
      <text:p text:style-name="P12">Mais l’outil reste intéressant pour savoir quels tests peuvent complétés la base de test, prenons l’exemple du And dans lequel on peut voir que la fonction codeGenCompareMethod n’a pas été parcouru, <text:span text:style-name="T16">on décide alors d’écrire un test pour passer dans cette fonction. C’est un moyen rapide lorsqu’il est bien utilisé d’augmenter la couverture du code de manière ciblée et tester une plus grande partie du compilateur en évitant les répétitions.</text:span></text:p>
      <text:p text:style-name="P12"/>
      <text:p text:style-name="P13">Screen du And</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14:56:48.966016286</meta:creation-date>
    <dc:date>2018-01-31T16:59:33.835330931</dc:date>
    <meta:editing-duration>PT1H22M48S</meta:editing-duration>
    <meta:editing-cycles>9</meta:editing-cycles>
    <meta:generator>LibreOffice/5.1.6.2$Linux_X86_64 LibreOffice_project/10m0$Build-2</meta:generator>
    <meta:document-statistic meta:table-count="0" meta:image-count="0" meta:object-count="0" meta:page-count="4" meta:paragraph-count="40" meta:word-count="1442" meta:character-count="9038" meta:non-whitespace-character-count="7602"/>
  </office:meta>
</office:document-meta>
</file>